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6dde9"/>
    </style:style>
    <style:style style:name="T22" style:family="text">
      <style:text-properties officeooo:rsid="010977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1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6"><text:span text:style-name="T22"><text:text-input text:description="&lt;_(&quot;TOTAL WITH DISCOUNT&quot;)&gt;">TOTAL WITH DISCOUNT</text:text-input></text:span>:</text:p>
            <text:p text:style-name="P77"><text:span text:style-name="T1"><text:text-input text:description="&lt;_(&quot;VAT&quot;)&gt;">VAT</text:text-input></text:span>:</text:p>
            <text:p text:style-name="P75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9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9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1T09:40:01.024101798</dc:date>
    <meta:editing-duration>P1DT16H33M5S</meta:editing-duration>
    <meta:editing-cycles>243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19" meta:character-count="1396" meta:non-whitespace-character-count="1312"/>
  </office:meta>
</office:document-meta>
</file>